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Droid Sans Fallback1" svg:font-family="'Droid Sans Fallback'" style:font-family-generic="modern"/>
    <style:font-face style:name="Liberation Mono" svg:font-family="'Liberation Mono', 'Courier New'" style:font-family-generic="modern"/>
    <style:font-face style:name="Arial1" svg:font-family="Arial" style:font-family-generic="swiss"/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106cm" fo:margin-left="0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10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6.693cm" fo:margin-left="-0.191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2.A" style:family="table-column">
      <style:table-column-properties style:column-width="3.56cm"/>
    </style:style>
    <style:style style:name="Tabela2.B" style:family="table-column">
      <style:table-column-properties style:column-width="7.133cm"/>
    </style:style>
    <style:style style:name="Tabela2.C" style:family="table-column">
      <style:table-column-properties style:column-width="3.45cm"/>
    </style:style>
    <style:style style:name="Tabela2.D" style:family="table-column">
      <style:table-column-properties style:column-width="2.551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D1" style:family="table-cell">
      <style:table-cell-properties style:vertical-align="top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.2" style:family="table-row">
      <style:table-row-properties style:min-row-height="2.711cm" fo:keep-together="auto"/>
    </style:style>
    <style:style style:name="Tabela2.A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2.D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2.3" style:family="table-row">
      <style:table-row-properties style:min-row-height="2.224cm" fo:keep-together="auto"/>
    </style:style>
    <style:style style:name="Tabela2.4" style:family="table-row">
      <style:table-row-properties style:min-row-height="2.235cm" fo:keep-together="auto"/>
    </style:style>
    <style:style style:name="Tabela2.5" style:family="table-row">
      <style:table-row-properties style:min-row-height="1.984cm" fo:background-color="transparent" fo:keep-together="auto">
        <style:background-image/>
      </style:table-row-properties>
    </style:style>
    <style:style style:name="Tabela3" style:family="table">
      <style:table-properties style:width="16.727cm" fo:margin-left="-0.159cm" table:align="left" style:writing-mode="lr-tb"/>
    </style:style>
    <style:style style:name="Tabela3.A" style:family="table-column">
      <style:table-column-properties style:column-width="4.175cm"/>
    </style:style>
    <style:style style:name="Tabela3.B" style:family="table-column">
      <style:table-column-properties style:column-width="6.585cm"/>
    </style:style>
    <style:style style:name="Tabela3.C" style:family="table-column">
      <style:table-column-properties style:column-width="3.498cm"/>
    </style:style>
    <style:style style:name="Tabela3.D" style:family="table-column">
      <style:table-column-properties style:column-width="2.469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D1" style:family="table-cell">
      <style:table-cell-properties style:vertical-align="top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3.A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3.D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6" style:family="table">
      <style:table-properties style:width="16.693cm" fo:margin-left="-0.191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6.A" style:family="table-column">
      <style:table-column-properties style:column-width="3.56cm"/>
    </style:style>
    <style:style style:name="Tabela6.B" style:family="table-column">
      <style:table-column-properties style:column-width="7.133cm"/>
    </style:style>
    <style:style style:name="Tabela6.C" style:family="table-column">
      <style:table-column-properties style:column-width="3.45cm"/>
    </style:style>
    <style:style style:name="Tabela6.D" style:family="table-column">
      <style:table-column-properties style:column-width="2.551cm"/>
    </style:style>
    <style:style style:name="Tabela6.1" style:family="table-row">
      <style:table-row-properties fo:background-color="transparent" fo:keep-together="auto">
        <style:background-image/>
      </style:table-row-properties>
    </style:style>
    <style:style style:name="Tabela6.A1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6.D1" style:family="table-cell">
      <style:table-cell-properties style:vertical-align="middle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6.2" style:family="table-row">
      <style:table-row-properties style:min-row-height="1.984cm" fo:background-color="transparent" fo:keep-together="auto">
        <style:background-image/>
      </style:table-row-properties>
    </style:style>
    <style:style style:name="Tabela6.A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6.D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Header">
      <style:paragraph-properties fo:margin-top="0.282cm" fo:margin-bottom="0.282cm" loext:contextual-spacing="false" fo:text-align="start" style:justify-single-word="false"/>
      <style:text-properties fo:language="pt" fo:country="BR" style:language-asian="pt" style:country-asian="BR"/>
    </style:style>
    <style:style style:name="P2" style:family="paragraph" style:parent-style-name="CabecalhoTabela">
      <style:paragraph-properties fo:margin-top="0.282cm" fo:margin-bottom="0.282cm" loext:contextual-spacing="false" style:snap-to-layout-grid="false"/>
    </style:style>
    <style:style style:name="P3" style:family="paragraph" style:parent-style-name="Standard">
      <style:paragraph-properties fo:line-height="115%" fo:orphans="2" fo:widows="2" fo:hyphenation-ladder-count="no-limit"/>
      <style:text-properties officeooo:paragraph-rsid="0002be37" fo:hyphenate="false" fo:hyphenation-remain-char-count="2" fo:hyphenation-push-char-count="2"/>
    </style:style>
    <style:style style:name="P4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5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6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Texto_20_tabela">
      <style:paragraph-properties fo:text-align="center" style:justify-single-word="false" style:snap-to-layout-grid="false"/>
      <style:text-properties officeooo:rsid="0002be37" officeooo:paragraph-rsid="0002be37"/>
    </style:style>
    <style:style style:name="P8" style:family="paragraph" style:parent-style-name="LO-normal">
      <style:paragraph-properties fo:line-height="115%" fo:orphans="2" fo:widows="2" fo:hyphenation-ladder-count="no-limit"/>
      <style:text-properties officeooo:paragraph-rsid="0002be37" fo:hyphenate="false" fo:hyphenation-remain-char-count="2" fo:hyphenation-push-char-count="2"/>
    </style:style>
    <style:style style:name="P9" style:family="paragraph" style:parent-style-name="LO-normal">
      <style:paragraph-properties fo:text-align="center" style:justify-single-word="false"/>
      <style:text-properties fo:font-size="10pt" fo:font-style="normal" officeooo:paragraph-rsid="0002be37" style:font-size-asian="10pt" style:font-style-asian="normal" style:font-size-complex="10pt" style:font-style-complex="normal"/>
    </style:style>
    <style:style style:name="P10" style:family="paragraph" style:parent-style-name="LO-normal">
      <style:text-properties fo:font-size="10pt" officeooo:rsid="00062df8" officeooo:paragraph-rsid="0002be37" style:font-size-asian="10pt" style:font-size-complex="10pt"/>
    </style:style>
    <style:style style:name="P11" style:family="paragraph" style:parent-style-name="LO-normal">
      <style:text-properties fo:font-size="10pt" officeooo:rsid="000482be" officeooo:paragraph-rsid="0002be37" style:font-size-asian="10pt" style:font-size-complex="10pt"/>
    </style:style>
    <style:style style:name="P12" style:family="paragraph" style:parent-style-name="LO-normal">
      <style:paragraph-properties fo:text-align="center" style:justify-single-word="false"/>
      <style:text-properties fo:font-size="10pt" officeooo:rsid="000482be" style:font-size-asian="10pt" style:font-size-complex="10pt"/>
    </style:style>
    <style:style style:name="P13" style:family="paragraph" style:parent-style-name="LO-normal">
      <style:paragraph-properties style:snap-to-layout-grid="false"/>
      <style:text-properties fo:font-size="10pt" officeooo:paragraph-rsid="0002be37" style:font-size-asian="10pt" style:font-size-complex="10pt"/>
    </style:style>
    <style:style style:name="P14" style:family="paragraph" style:parent-style-name="LO-normal">
      <style:text-properties fo:font-size="10pt" officeooo:paragraph-rsid="0002be37" style:font-size-asian="10pt" style:font-size-complex="10pt"/>
    </style:style>
    <style:style style:name="P15" style:family="paragraph" style:parent-style-name="LO-normal">
      <style:paragraph-properties fo:text-align="center" style:justify-single-word="false"/>
      <style:text-properties fo:font-size="10pt" style:font-size-asian="10pt" style:font-size-complex="10pt"/>
    </style:style>
    <style:style style:name="P16" style:family="paragraph" style:parent-style-name="LO-normal">
      <style:paragraph-properties fo:text-align="center" style:justify-single-word="false"/>
      <style:text-properties fo:font-size="10pt" officeooo:paragraph-rsid="0002be37" style:font-size-asian="10pt" style:font-size-complex="10pt"/>
    </style:style>
    <style:style style:name="P17" style:family="paragraph" style:parent-style-name="LO-normal">
      <style:text-properties fo:font-size="10pt" officeooo:paragraph-rsid="0002be37" style:font-size-asian="10pt" style:font-name-complex="Arial" style:font-size-complex="10pt"/>
    </style:style>
    <style:style style:name="P18" style:family="paragraph" style:parent-style-name="LO-normal">
      <style:text-properties fo:color="#000000" style:font-name="Arial" fo:font-size="10pt" fo:language="pt" fo:country="BR" officeooo:rsid="000482be" officeooo:paragraph-rsid="0002be37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19" style:family="paragraph" style:parent-style-name="LO-normal">
      <style:text-properties fo:color="#000000" style:font-name="Arial" fo:font-size="10pt" fo:language="pt" fo:country="BR" officeooo:rsid="00062df8" officeooo:paragraph-rsid="0002be37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20" style:family="paragraph" style:parent-style-name="LO-normal">
      <style:text-properties fo:color="#000000" style:font-name="Arial" fo:font-size="10pt" fo:language="pt" fo:country="BR" officeooo:paragraph-rsid="0002be37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21" style:family="paragraph" style:parent-style-name="LO-normal">
      <style:text-properties fo:color="#000000" style:font-name="Arial" fo:font-size="10pt" fo:language="pt" fo:country="BR" officeooo:rsid="00039dd4" officeooo:paragraph-rsid="0002be37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22" style:family="paragraph" style:parent-style-name="Heading_20_1" style:list-style-name="WW8Num2">
      <style:paragraph-properties>
        <style:tab-stops>
          <style:tab-stop style:position="2.013cm"/>
        </style:tab-stops>
      </style:paragraph-properties>
      <style:text-properties officeooo:paragraph-rsid="0002be37"/>
    </style:style>
    <style:style style:name="P23" style:family="paragraph" style:parent-style-name="Standard" style:list-style-name="WW8Num21">
      <style:paragraph-properties fo:line-height="115%" fo:orphans="2" fo:widows="2" fo:hyphenation-ladder-count="no-limit"/>
      <style:text-properties officeooo:paragraph-rsid="0002be37" fo:hyphenate="false" fo:hyphenation-remain-char-count="2" fo:hyphenation-push-char-count="2"/>
    </style:style>
    <style:style style:name="P24" style:family="paragraph" style:parent-style-name="Lista_20_tabela" style:list-style-name="">
      <style:paragraph-properties fo:margin-left="1.251cm" fo:margin-right="0cm" fo:margin-top="0cm" fo:margin-bottom="0.106cm" loext:contextual-spacing="false" fo:text-align="center" style:justify-single-word="false" fo:text-indent="-1.251cm" style:auto-text-indent="false" style:snap-to-layout-grid="false"/>
      <style:text-properties officeooo:rsid="0002be37" officeooo:paragraph-rsid="0002be37"/>
    </style:style>
    <style:style style:name="P25" style:family="paragraph" style:parent-style-name="LO-Normal1" style:master-pag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 style:page-number="1"/>
      <style:text-properties fo:font-size="15pt" fo:font-weight="bold" officeooo:rsid="00045527" style:font-size-asian="15pt" style:font-weight-asian="bold" style:font-size-complex="15pt"/>
    </style:style>
    <style:style style:name="P26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normal" style:font-size-asian="15pt" style:font-weight-asian="normal" style:font-size-complex="15pt" style:font-weight-complex="normal"/>
    </style:style>
    <style:style style:name="P27" style:family="paragraph" style:parent-style-name="LO-normal" style:list-style-name="WW8Num21">
      <style:paragraph-properties fo:line-height="115%" fo:orphans="2" fo:widows="2" fo:hyphenation-ladder-count="no-limit"/>
      <style:text-properties officeooo:paragraph-rsid="0002be37" fo:hyphenate="false" fo:hyphenation-remain-char-count="2" fo:hyphenation-push-char-count="2"/>
    </style:style>
    <style:style style:name="P28" style:family="paragraph" style:parent-style-name="LO-normal" style:list-style-name="WW8Num21">
      <style:paragraph-properties style:snap-to-layout-grid="false"/>
      <style:text-properties fo:font-size="10pt" officeooo:paragraph-rsid="0002be37" style:font-size-asian="10pt" style:font-size-complex="10pt"/>
    </style:style>
    <style:style style:name="P29" style:family="paragraph" style:parent-style-name="LO-normal" style:list-style-name="WW8Num21">
      <style:text-properties fo:font-size="10pt" officeooo:paragraph-rsid="0002be37" style:font-size-asian="10pt" style:font-size-complex="10pt"/>
    </style:style>
    <style:style style:name="P30" style:family="paragraph" style:parent-style-name="LO-normal" style:list-style-name="WW8Num21">
      <style:text-properties fo:font-size="10pt" officeooo:paragraph-rsid="0002be37" style:font-size-asian="10pt" style:font-name-complex="Arial" style:font-size-complex="10pt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 style:font-name="Arial" style:text-underline-style="none" fo:font-weight="bold" style:font-weight-asian="bold" style:font-name-complex="Arial" style:font-weight-complex="bold"/>
    </style:style>
    <style:style style:name="T3" style:family="text">
      <style:text-properties fo:color="#000000" style:font-name="Arial" style:text-underline-style="none" fo:font-weight="bold" officeooo:rsid="000482be" style:font-weight-asian="bold" style:font-name-complex="Arial" style:font-weight-complex="bold"/>
    </style:style>
    <style:style style:name="T4" style:family="text">
      <style:text-properties fo:color="#000000" style:font-name="Arial" fo:font-size="11pt" fo:font-weight="normal" style:font-size-asian="11pt" style:font-weight-asian="normal" style:font-name-complex="Arial"/>
    </style:style>
    <style:style style:name="T5" style:family="text">
      <style:text-properties fo:color="#000000" style:font-name="Arial" fo:font-size="11pt" fo:font-weight="normal" officeooo:rsid="00082e91" style:font-size-asian="11pt" style:font-weight-asian="normal" style:font-name-complex="Arial"/>
    </style:style>
    <style:style style:name="T6" style:family="text">
      <style:text-properties officeooo:rsid="000482be"/>
    </style:style>
    <style:style style:name="T7" style:family="text">
      <style:text-properties officeooo:rsid="00062df8"/>
    </style:style>
    <style:style style:name="T8" style:family="text">
      <style:text-properties officeooo:rsid="0002be37"/>
    </style:style>
    <style:style style:name="T9" style:family="text">
      <style:text-properties officeooo:rsid="00082e91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Gestão Pessoas - GP</text:p>
      <text:p text:style-name="P4"/>
      <text:p text:style-name="P26">Documento de Especificação de Caso CRUD Genérico </text:p>
      <text:p text:style-name="P5"/>
      <text:p text:style-name="P5">UC<text:span text:style-name="T8">13</text:span> – Manter <text:span text:style-name="T8">Turma</text:span></text:p>
      <text:p text:style-name="P6"/>
      <text:p text:style-name="P6"><text:bookmark-start text:name="__RefHeading__180_1522395385"/><text:bookmark-start text:name="__RefHeading__7635_1906137012"/><text:bookmark text:name="_Ref89052436"/><text:bookmark-start text:name="__RefHeading__63_1275273786"/><text:bookmark-start text:name="__RefHeading__468_490762481"/><text:bookmark-start text:name="__RefHeading__45_178789685"/><text:span text:style-name="Fonte_20_parág._20_padrão3"><text:span text:style-name="T1">Histórico</text:span></text:span><text:bookmark-end text:name="__RefHeading__180_1522395385"/><text:bookmark-end text:name="__RefHeading__7635_1906137012"/><text:bookmark-end text:name="__RefHeading__63_1275273786"/><text:bookmark-end text:name="__RefHeading__468_490762481"/><text:bookmark-end text:name="__RefHeading__45_1787896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">Data</text:p>
          </table:table-cell>
          <table:table-cell table:style-name="Tabela1.A1" office:value-type="string">
            <text:p text:style-name="P2">Versão</text:p>
          </table:table-cell>
          <table:table-cell table:style-name="Tabela1.A1" office:value-type="string">
            <text:p text:style-name="P2">Responsável</text:p>
          </table:table-cell>
          <table:table-cell table:style-name="Tabela1.D1" office:value-type="string">
            <text:p text:style-name="P2">Alteração</text:p>
          </table:table-cell>
        </table:table-row>
        <table:table-row table:style-name="Tabela1.1">
          <table:table-cell table:style-name="Tabela1.A1" office:value-type="string">
            <text:p text:style-name="P15">0<text:span text:style-name="T6">4</text:span>/0<text:span text:style-name="T6">5</text:span>/2015</text:p>
          </table:table-cell>
          <table:table-cell table:style-name="Tabela1.A1" office:value-type="string">
            <text:p text:style-name="P15">1.0</text:p>
          </table:table-cell>
          <table:table-cell table:style-name="Tabela1.A1" office:value-type="string">
            <text:p text:style-name="P12">Beatriz Brito do Rêgo</text:p>
          </table:table-cell>
          <table:table-cell table:style-name="Tabela1.D1" office:value-type="string">
            <text:p text:style-name="P15">Criação do documento</text:p>
          </table:table-cell>
        </table:table-row>
        <table:table-row table:style-name="Tabela1.1">
          <table:table-cell table:style-name="Tabela1.A3" office:value-type="string">
            <text:p text:style-name="P7">19/08/2015</text:p>
          </table:table-cell>
          <table:table-cell table:style-name="Tabela1.A3" office:value-type="string">
            <text:p text:style-name="P7">1.1</text:p>
          </table:table-cell>
          <table:table-cell table:style-name="Tabela1.A3" office:value-type="string">
            <text:p text:style-name="P7">Rayson Santos</text:p>
          </table:table-cell>
          <table:table-cell table:style-name="Tabela1.D3" office:value-type="string">
            <text:p text:style-name="P24">Atualização do Template</text:p>
          </table:table-cell>
        </table:table-row>
      </table:table>
      <text:section text:style-name="Sect1" text:name="Seção1">
        <text:list xml:id="list6456864015361215357" text:style-name="WW8Num2">
          <text:list-item>
            <text:h text:style-name="P22" text:outline-level="1"><text:span text:style-name="Subtle_20_Reference"><text:span text:style-name="T2">DESCRIÇÃO COMPLEMENTAR DO CASO DE USO GENÉRICO CADASTRAR </text:span></text:span><text:span text:style-name="Subtle_20_Reference"><text:span text:style-name="T3">TURMA</text:span></text:span><text:bookmark-start text:name="__RefHeading__470_490762481"/><text:bookmark-start text:name="__RefHeading__446_1105478727"/><text:bookmark-start text:name="__RefHeading__47_178789685"/><text:bookmark-start text:name="__RefHeading__65_1275273786"/><text:bookmark-start text:name="__RefHeading__184_1522395385"/><text:bookmark-start text:name="__RefHeading__7639_1906137012"/><text:bookmark-start text:name="__RefHeading__67_1275273786"/><text:bookmark-start text:name="__RefHeading__472_490762481"/><text:bookmark-start text:name="__RefHeading__448_1105478727"/><text:bookmark-start text:name="__RefHeading__49_178789685"/><text:bookmark-start text:name="__RefHeading__186_1522395385"/><text:bookmark-start text:name="__RefHeading__7641_1906137012"/><text:bookmark-start text:name="__RefHeading__69_1275273786"/><text:bookmark-start text:name="__RefHeading__474_490762481"/><text:bookmark-start text:name="__RefHeading__450_1105478727"/><text:bookmark-start text:name="__RefHeading__51_178789685"/><text:bookmark-start text:name="__RefHeading__452_1105478727"/><text:bookmark-start text:name="__RefHeading__476_490762481"/><text:bookmark-start text:name="__RefHeading__53_178789685"/><text:bookmark-start text:name="__RefHeading__71_1275273786"/><text:bookmark-start text:name="_Ref418497390"/><text:bookmark-start text:name="_Ref439573339"/></text:h>
          </text:list-item>
        </text:list>
        <text:list xml:id="list6565203164484516481" text:style-name="WW8Num21">
          <text:list-item>
            <text:list>
              <text:list-item>
                <text:p text:style-name="P27"><text:span text:style-name="Book_20_Title"><text:span text:style-name="T4">Campos da Entidade</text:span></text:span><text:bookmark-end text:name="__RefHeading__470_490762481"/><text:bookmark-end text:name="__RefHeading__446_1105478727"/><text:bookmark-end text:name="__RefHeading__47_178789685"/><text:bookmark-end text:name="__RefHeading__65_1275273786"/><text:bookmark-end text:name="__RefHeading__184_1522395385"/><text:bookmark-end text:name="__RefHeading__7639_1906137012"/><text:bookmark-end text:name="__RefHeading__67_1275273786"/><text:bookmark-end text:name="__RefHeading__472_490762481"/><text:bookmark-end text:name="__RefHeading__448_1105478727"/><text:bookmark-end text:name="__RefHeading__49_178789685"/><text:bookmark-end text:name="__RefHeading__186_1522395385"/><text:bookmark-end text:name="__RefHeading__7641_1906137012"/><text:bookmark-end text:name="__RefHeading__69_1275273786"/><text:bookmark-end text:name="__RefHeading__474_490762481"/><text:bookmark-end text:name="__RefHeading__450_1105478727"/><text:bookmark-end text:name="__RefHeading__51_178789685"/><text:bookmark-end text:name="__RefHeading__452_1105478727"/><text:bookmark-end text:name="__RefHeading__476_490762481"/><text:bookmark-end text:name="__RefHeading__53_178789685"/><text:bookmark-end text:name="__RefHeading__71_1275273786"/><text:bookmark-end text:name="_Ref418497390"/><text:bookmark-end text:name="_Ref439573339"/><text:bookmark text:name="__RefHeading__190_1522395385"/><text:bookmark text:name="__RefHeading__7645_1906137012"/><text:bookmark text:name="__RefHeading__73_1275273786"/><text:bookmark text:name="__RefHeading__478_490762481"/><text:bookmark text:name="__RefHeading__454_1105478727"/><text:bookmark text:name="__RefHeading__55_178789685"/></text:p>
              </text:list-item>
            </text:list>
          </text:list-item>
        </text:list>
        <text:p text:style-name="P8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row table:style-name="Tabela2.1">
            <table:table-cell table:style-name="Tabela2.A1" table:number-columns-spanned="2" office:value-type="string">
              <text:p text:style-name="P9">Campos da entidade</text:p>
            </table:table-cell>
            <table:covered-table-cell/>
            <table:table-cell table:style-name="Tabela2.A1" office:value-type="string">
              <text:p text:style-name="P9">Preenchimento</text:p>
            </table:table-cell>
            <table:table-cell table:style-name="Tabela2.D1" office:value-type="string">
              <text:p text:style-name="P9">Tipo</text:p>
            </table:table-cell>
          </table:table-row>
          <table:table-row table:style-name="Tabela2.2">
            <table:table-cell table:style-name="Tabela2.A2" office:value-type="string">
              <text:p text:style-name="P14">Nome d<text:span text:style-name="T6">a Turma</text:span></text:p>
            </table:table-cell>
            <table:table-cell table:style-name="Tabela2.A2" office:value-type="string">
              <text:p text:style-name="P10">A entidade turma deve possuir um campo Nome da Turma: onde será informado o nome da turma que se deseja cadastrar</text:p>
              <text:p text:style-name="P14">Ex: <text:span text:style-name="T7">NPI_Manhã</text:span>.</text:p>
            </table:table-cell>
            <table:table-cell table:style-name="Tabela2.A2" office:value-type="string">
              <text:p text:style-name="P17">Obrigatório</text:p>
            </table:table-cell>
            <table:table-cell table:style-name="Tabela2.D2" office:value-type="string">
              <text:p text:style-name="P14">String </text:p>
            </table:table-cell>
          </table:table-row>
          <table:table-row table:style-name="Tabela2.3">
            <table:table-cell table:style-name="Tabela2.A2" office:value-type="string">
              <text:p text:style-name="P11">Horários</text:p>
            </table:table-cell>
            <table:table-cell table:style-name="Tabela2.A2" office:value-type="string">
              <text:p text:style-name="P10">A entidade turma deve possuir uma entidade Horários: onde será informado o horário de inicio do expediente e o horário do final do expediente.</text:p>
              <text:p text:style-name="P14">Ex: <text:span text:style-name="T7">08:00 à 12:00</text:span></text:p>
            </table:table-cell>
            <table:table-cell table:style-name="Tabela2.A2" office:value-type="string">
              <text:p text:style-name="P17"/>
            </table:table-cell>
            <table:table-cell table:style-name="Tabela2.D2" office:value-type="string">
              <text:p text:style-name="P10">Horário</text:p>
            </table:table-cell>
          </table:table-row>
          <table:table-row table:style-name="Tabela2.4">
            <table:table-cell table:style-name="Tabela2.A2" office:value-type="string">
              <text:p text:style-name="P11">Supervisor da Turma</text:p>
            </table:table-cell>
            <table:table-cell table:style-name="Tabela2.A2" office:value-type="string">
              <text:p text:style-name="P10">A entidade turma deve possuir um campo Supervisor da Turma: onde será <text:s/>informado o nome do supervisor que a turma será alocada.</text:p>
              <text:p text:style-name="P14">Ex: <text:s/><text:span text:style-name="T7">Camilo Almendra</text:span>.</text:p>
            </table:table-cell>
            <table:table-cell table:style-name="Tabela2.A2" office:value-type="string">
              <text:p text:style-name="P13"/>
              <text:p text:style-name="P14">Obrigatório</text:p>
            </table:table-cell>
            <table:table-cell table:style-name="Tabela2.D2" office:value-type="string">
              <text:p text:style-name="P13"/>
              <text:p text:style-name="P14">String</text:p>
              <text:p text:style-name="P14"/>
            </table:table-cell>
          </table:table-row>
          <table:table-row table:style-name="Tabela2.5">
            <table:table-cell table:style-name="Tabela2.A2" office:value-type="string">
              <text:p text:style-name="P18">Período da Turma</text:p>
            </table:table-cell>
            <table:table-cell table:style-name="Tabela2.A2" office:value-type="string">
              <text:p text:style-name="P20"><text:span text:style-name="T7">A entidade turma deve possuir uma entidade Período: onde será informado o a data de inicio da turma e a data do final da turma.</text:span><text:line-break/>Ex: <text:span text:style-name="T7">02/03/2015 à 15/06/2015</text:span></text:p>
            </table:table-cell>
            <table:table-cell table:style-name="Tabela2.A2" office:value-type="string">
              <text:p text:style-name="P20">O<text:span text:style-name="T7">brigatório</text:span></text:p>
            </table:table-cell>
            <table:table-cell table:style-name="Tabela2.D2" office:value-type="string">
              <text:p text:style-name="P19">Período</text:p>
            </table:table-cell>
          </table:table-row>
        </table:table>
        <text:p text:style-name="P3"/>
        <text:p text:style-name="P3"/>
        <text:p text:style-name="P3"/>
        <text:p text:style-name="P3"/>
        <text:p text:style-name="P3"/>
        <text:list xml:id="list133456763153644" text:continue-numbering="true" text:style-name="WW8Num21">
          <text:list-item>
            <text:list>
              <text:list-item>
                <text:p text:style-name="P27"><text:soft-page-break/><text:span text:style-name="Book_20_Title"><text:span text:style-name="T4">Opções de Pesquisa</text:span></text:span></text:p>
                <text:p text:style-name="P27"/>
              </text:list-item>
            </text:list>
          </text:list-item>
        </text:list>
        <table:table table:name="Tabela3" table:style-name="Tabela3">
          <table:table-column table:style-name="Tabela3.A"/>
          <table:table-column table:style-name="Tabela3.B"/>
          <table:table-column table:style-name="Tabela3.C"/>
          <table:table-column table:style-name="Tabela3.D"/>
          <table:table-row table:style-name="Tabela3.1">
            <table:table-cell table:style-name="Tabela3.A1" office:value-type="string">
              <text:list xml:id="list133456763160667" text:continue-numbering="true" text:style-name="WW8Num21">
                <text:list-header>
                  <text:p text:style-name="P28"/>
                </text:list-header>
              </text:list>
            </table:table-cell>
            <table:table-cell table:style-name="Tabela3.A1" office:value-type="string">
              <text:list xml:id="list133456763178565" text:continue-numbering="true" text:style-name="WW8Num21">
                <text:list-header>
                  <text:p text:style-name="P29">Opções de pesquisa</text:p>
                </text:list-header>
              </text:list>
            </table:table-cell>
            <table:table-cell table:style-name="Tabela3.A1" office:value-type="string">
              <text:list xml:id="list133456763170263" text:continue-numbering="true" text:style-name="WW8Num21">
                <text:list-header>
                  <text:p text:style-name="P29">Preenchimento</text:p>
                </text:list-header>
              </text:list>
            </table:table-cell>
            <table:table-cell table:style-name="Tabela3.D1" office:value-type="string">
              <text:list xml:id="list133456763178340" text:continue-numbering="true" text:style-name="WW8Num21">
                <text:list-header>
                  <text:p text:style-name="P29">Tipo</text:p>
                </text:list-header>
              </text:list>
            </table:table-cell>
          </table:table-row>
          <table:table-row table:style-name="Tabela3.1">
            <table:table-cell table:style-name="Tabela3.A2" office:value-type="string">
              <text:list xml:id="list133456763157858" text:continue-numbering="true" text:style-name="WW8Num21">
                <text:list-header>
                  <text:p text:style-name="P28"/>
                  <text:p text:style-name="P29">Pesquisa</text:p>
                </text:list-header>
              </text:list>
            </table:table-cell>
            <table:table-cell table:style-name="Tabela3.A2" office:value-type="string">
              <text:list xml:id="list133456763168041" text:continue-numbering="true" text:style-name="WW8Num21">
                <text:list-header>
                  <text:p text:style-name="P29">Nome d<text:span text:style-name="T6">a Turma e Status</text:span></text:p>
                </text:list-header>
              </text:list>
            </table:table-cell>
            <table:table-cell table:style-name="Tabela3.A2" office:value-type="string">
              <text:list xml:id="list133456763165569" text:continue-numbering="true" text:style-name="WW8Num21">
                <text:list-header>
                  <text:p text:style-name="P30">Obrigatório</text:p>
                </text:list-header>
              </text:list>
            </table:table-cell>
            <table:table-cell table:style-name="Tabela3.D2" office:value-type="string">
              <text:list xml:id="list133456763154590" text:continue-numbering="true" text:style-name="WW8Num21">
                <text:list-header>
                  <text:p text:style-name="P29">String</text:p>
                </text:list-header>
              </text:list>
            </table:table-cell>
          </table:table-row>
        </table:table>
        <text:list xml:id="list133456763159881" text:continue-numbering="true" text:style-name="WW8Num21">
          <text:list-item>
            <text:list>
              <text:list-header>
                <text:p text:style-name="P23"><text:span text:style-name="Book_20_Title"><text:span text:style-name="T4"/></text:span></text:p>
              </text:list-header>
              <text:list-item>
                <text:p text:style-name="P27"><text:span text:style-name="Book_20_Title"><text:span text:style-name="T5">Opções de edição</text:span></text:span><text:line-break/></text:p>
              </text:list-item>
            </text:list>
          </text:list-item>
        </text:list>
        <text:p text:style-name="P8"/>
        <table:table table:name="Tabela6" table:style-name="Tabela6">
          <table:table-column table:style-name="Tabela6.A"/>
          <table:table-column table:style-name="Tabela6.B"/>
          <table:table-column table:style-name="Tabela6.C"/>
          <table:table-column table:style-name="Tabela6.D"/>
          <table:table-row table:style-name="Tabela6.1">
            <table:table-cell table:style-name="Tabela6.A1" table:number-columns-spanned="2" office:value-type="string">
              <text:p text:style-name="P16">Opções de <text:span text:style-name="T9">edição</text:span></text:p>
            </table:table-cell>
            <table:covered-table-cell/>
            <table:table-cell table:style-name="Tabela6.A1" office:value-type="string">
              <text:p text:style-name="P21">Preenchimento</text:p>
            </table:table-cell>
            <table:table-cell table:style-name="Tabela6.D1" office:value-type="string">
              <text:p text:style-name="P21">Tipo</text:p>
            </table:table-cell>
          </table:table-row>
          <table:table-row table:style-name="Tabela6.2">
            <table:table-cell table:style-name="Tabela6.A2" office:value-type="string">
              <text:p text:style-name="P19">Status</text:p>
            </table:table-cell>
            <table:table-cell table:style-name="Tabela6.A2" office:value-type="string">
              <text:p text:style-name="P20"><text:span text:style-name="T7">A entidade turma deve possuir um campo Status: onde será informado se a Turma está em andamento ou foi encerrada na tela de edição de turma.</text:span><text:line-break/>Ex: <text:s/><text:span text:style-name="T7">Aberta ou Fechada</text:span></text:p>
            </table:table-cell>
            <table:table-cell table:style-name="Tabela6.A2" office:value-type="string">
              <text:p text:style-name="P21">Obrigatório </text:p>
            </table:table-cell>
            <table:table-cell table:style-name="Tabela6.D2" office:value-type="string">
              <text:p text:style-name="P21">String <text:span text:style-name="T7">(Aberta, Fechada)</text:span></text:p>
            </table:table-cell>
          </table:table-row>
        </table:table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Droid Sans Fallback1" svg:font-family="'Droid Sans Fallback'" style:font-family-generic="modern"/>
    <style:font-face style:name="Liberation Mono" svg:font-family="'Liberation Mono', 'Courier New'" style:font-family-generic="modern"/>
    <style:font-face style:name="Arial1" svg:font-family="Arial" style:font-family-generic="swiss"/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1" style:class="text">
      <style:paragraph-properties fo:margin-left="2.013cm" fo:margin-right="0cm" fo:margin-top="0.635cm" fo:margin-bottom="0.423cm" loext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1" style:class="text">
      <style:paragraph-properties fo:margin-top="0.423cm" fo:margin-bottom="0.212cm" loext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1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1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1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1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1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1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1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-Normal" style:family="paragraph">
      <style:paragraph-properties fo:margin-left="0cm" fo:margin-right="0cm" fo:margin-top="0.106cm" fo:margin-bottom="0.106cm" loext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loext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loext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loext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loext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loext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loext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loext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loext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loext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loext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loext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loext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loext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loext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loext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loext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loext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1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loext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loext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Droid Sans Fallback1" style:font-family-asian="'Droid Sans Fallback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LO-normal" style:family="paragraph">
      <style:paragraph-properties fo:line-height="115%" fo:orphans="2" fo:widows="2" fo:hyphenation-ladder-count="no-limit">
        <style:tab-stops>
          <style:tab-stop style:position="1.27cm"/>
        </style:tab-stops>
      </style:paragraph-properties>
      <style:text-properties fo:color="#000000" style:font-name="Arial" fo:font-family="Arial" style:font-family-generic="swiss" style:font-pitch="variable" fo:font-size="11pt" fo:language="pt" fo:country="BR" style:letter-kerning="true" style:font-name-asian="Arial" style:font-family-asian="Arial" style:font-family-generic-asian="swiss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Arial1" fo:font-family="Arial" style:font-family-generic="swiss" style:font-name-complex="Arial1" style:font-family-complex="Arial" style:font-family-generic-complex="swiss"/>
    </style:style>
    <style:style style:name="WW8Num2z1" style:family="text">
      <style:text-properties style:font-name="Arial1" fo:font-family="Arial" style:font-family-generic="swiss" fo:font-weight="normal" style:font-name-asian="Arial" style:font-family-asian="Arial" style:font-family-generic-asian="swiss" style:font-pitch-asian="variable" style:font-weight-asian="normal" style:font-name-complex="Arial1" style:font-family-complex="Arial" style:font-family-generic-complex="swiss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, 'Arial Unicode MS'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1" fo:font-family="Symbol" fo:font-size="10pt" style:font-size-asian="10pt" style:font-name-complex="OpenSymbol" style:font-family-complex="OpenSymbol, 'Arial Unicode MS'" style:font-pitch-complex="variable" style:font-size-complex="10pt"/>
    </style:style>
    <style:style style:name="WW8Num15z1" style:family="text">
      <style:text-properties fo:color="#000000" style:font-name="OpenSymbol1" fo:font-family="OpenSymbol, 'Arial Unicode MS'" fo:font-size="10pt" style:font-size-asian="10pt" style:font-name-complex="OpenSymbol" style:font-family-complex="OpenSymbol, 'Arial Unicode MS'" style:font-pitch-complex="variable" style:font-size-complex="10pt"/>
    </style:style>
    <style:style style:name="WW8Num16z0" style:family="text">
      <style:text-properties fo:color="#000000" style:font-name="Symbol1" fo:font-family="Symbol" fo:font-size="10pt" style:font-size-asian="10pt" style:font-name-complex="OpenSymbol" style:font-family-complex="OpenSymbol, 'Arial Unicode MS'" style:font-pitch-complex="variable" style:font-size-complex="10pt"/>
    </style:style>
    <style:style style:name="WW8Num16z1" style:family="text">
      <style:text-properties style:font-name="OpenSymbol1" fo:font-family="OpenSymbol, 'Arial Unicode MS'" fo:font-size="10pt" style:font-size-asian="10pt" style:font-name-complex="OpenSymbol" style:font-family-complex="OpenSymbol, 'Arial Unicode MS'" style:font-pitch-complex="variable" style:font-size-complex="10pt"/>
    </style:style>
    <style:style style:name="WW8Num17z0" style:family="text">
      <style:text-properties style:font-name="Arial1" fo:font-family="Arial" style:font-family-generic="swiss" fo:font-weight="normal" style:font-weight-asian="normal" style:font-name-complex="Arial1" style:font-family-complex="Arial" style:font-family-generic-complex="swiss" style:font-weight-complex="bold"/>
    </style:style>
    <style:style style:name="WW8Num18z0" style:family="text">
      <style:text-properties style:font-name="Arial1" fo:font-family="Arial" style:font-family-generic="swiss" fo:font-weight="normal" style:font-weight-asian="normal" style:font-name-complex="Arial1" style:font-family-complex="Arial" style:font-family-generic-complex="swiss" style:font-weight-complex="bold"/>
    </style:style>
    <style:style style:name="WW8Num19z0" style:family="text">
      <style:text-properties style:font-name="Symbol1" fo:font-family="Symbol" fo:font-size="10pt" style:font-size-asian="10pt" style:font-name-complex="OpenSymbol" style:font-family-complex="OpenSymbol, 'Arial Unicode MS'" style:font-pitch-complex="variable" style:font-size-complex="10pt"/>
    </style:style>
    <style:style style:name="WW8Num19z1" style:family="text">
      <style:text-properties fo:color="#000000" style:font-name="OpenSymbol1" fo:font-family="OpenSymbol, 'Arial Unicode MS'" fo:font-size="10pt" style:font-name-asian="Arial" style:font-family-asian="Arial" style:font-family-generic-asian="swiss" style:font-pitch-asian="variable" style:font-size-asian="10pt" style:font-name-complex="OpenSymbol" style:font-family-complex="OpenSymbol, 'Arial Unicode MS'" style:font-pitch-complex="variable" style:font-size-complex="10pt"/>
    </style:style>
    <style:style style:name="WW8Num20z0" style:family="text">
      <style:text-properties style:font-name="Symbol1" fo:font-family="Symbol" fo:font-size="10pt" style:font-size-asian="10pt" style:font-name-complex="OpenSymbol" style:font-family-complex="OpenSymbol, 'Arial Unicode MS'" style:font-pitch-complex="variable" style:font-size-complex="10pt"/>
    </style:style>
    <style:style style:name="WW8Num20z1" style:family="text">
      <style:text-properties fo:color="#000000" style:font-name="OpenSymbol1" fo:font-family="OpenSymbol, 'Arial Unicode MS'" fo:font-size="10pt" style:font-name-asian="Arial" style:font-family-asian="Arial" style:font-family-generic-asian="swiss" style:font-pitch-asian="variable" style:font-size-asian="10pt" style:font-name-complex="OpenSymbol" style:font-family-complex="OpenSymbol, 'Arial Unicode MS'" style:font-pitch-complex="variable" style:font-size-complex="10pt"/>
    </style:style>
    <style:style style:name="WW8Num21z0" style:family="text"/>
    <style:style style:name="WW8Num21z1" style:family="text">
      <style:text-properties fo:font-weight="normal" style:font-weight-asian="normal" style:font-weight-complex="normal"/>
    </style:style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7z1" style:family="text">
      <style:text-properties style:font-name="OpenSymbol1" fo:font-family="OpenSymbol, 'Arial Unicode MS'" fo:font-size="10pt" style:font-size-asian="10pt" style:font-name-complex="OpenSymbol" style:font-family-complex="OpenSymbol, 'Arial Unicode MS'" style:font-pitch-complex="variable" style:font-size-complex="10pt"/>
    </style:style>
    <style:style style:name="WW8Num22z0" style:family="text"/>
    <style:style style:name="WW8Num22z1" style:family="text">
      <style:text-properties fo:font-weight="normal" style:font-weight-asian="normal" style:font-weight-complex="normal"/>
    </style:style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Fonte_20_parág._20_padrão2" style:display-name="Fonte parág. padrão2" style:family="text"/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4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3" style:display-name="WW_CharLFO15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6" style:display-name="WW_CharLFO15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9" style:display-name="WW_CharLFO15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2" style:display-name="WW_CharLFO16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3" style:display-name="WW_CharLFO16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5" style:display-name="WW_CharLFO16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6" style:display-name="WW_CharLFO16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8" style:display-name="WW_CharLFO16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9" style:display-name="WW_CharLFO16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, 'Arial Unicode MS'" style:font-pitch="variable" fo:font-size="10pt" style:font-name-asian="OpenSymbol" style:font-family-asian="OpenSymbol, 'Arial Unicode MS'" style:font-pitch-asian="variable" style:font-size-asian="10pt" style:font-name-complex="OpenSymbol" style:font-family-complex="OpenSymbol, 'Arial Unicode MS'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WW8Num26z0" style:family="text"/>
    <style:style style:name="WW8Num25z0" style:family="text"/>
    <style:style style:name="Subtle_20_Reference" style:display-name="Subtle Reference" style:family="text">
      <style:text-properties fo:font-variant="small-caps" fo:color="#c0504d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143cm"/>
        </style:list-level-properties>
        <style:text-properties style:font-name="Symbol1"/>
      </text:list-level-style-bullet>
      <text:list-level-style-bullet text:level="2" text:style-name="WW8Num15z1" style:num-suffix="." text:bullet-char="◦">
        <style:list-level-properties text:list-level-position-and-space-mode="label-alignment">
          <style:list-level-label-alignment text:label-followed-by="listtab" fo:text-indent="-0.635cm" fo:margin-left="0.508cm"/>
        </style:list-level-properties>
        <style:text-properties style:font-name="OpenSymbol1"/>
      </text:list-level-style-bullet>
      <text:list-level-style-bullet text:level="3" text:style-name="WW8Num15z1" style:num-suffix="." text:bullet-char="▪">
        <style:list-level-properties text:list-level-position-and-space-mode="label-alignment">
          <style:list-level-label-alignment text:label-followed-by="listtab" text:list-tab-stop-position="0.127cm" fo:text-indent="-0.635cm" fo:margin-left="0.127cm"/>
        </style:list-level-properties>
        <style:text-properties style:font-name="OpenSymbol1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762cm" fo:text-indent="-0.635cm" fo:margin-left="0.762cm"/>
        </style:list-level-properties>
        <style:text-properties style:font-name="Symbol1"/>
      </text:list-level-style-bullet>
      <text:list-level-style-bullet text:level="5" text:style-name="WW8Num15z1" style:num-suffix="." text:bullet-char="◦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  <style:text-properties style:font-name="OpenSymbol1"/>
      </text:list-level-style-bullet>
      <text:list-level-style-bullet text:level="6" text:style-name="WW8Num15z1" style:num-suffix="." text:bullet-char="▪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  <style:text-properties style:font-name="OpenSymbol1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1"/>
      </text:list-level-style-bullet>
      <text:list-level-style-bullet text:level="8" text:style-name="WW8Num15z1" style:num-suffix="." text:bullet-char="◦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  <style:text-properties style:font-name="OpenSymbol1"/>
      </text:list-level-style-bullet>
      <text:list-level-style-bullet text:level="9" text:style-name="WW8Num15z1" style:num-suffix="." text:bullet-char="▪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1.886cm" fo:text-indent="-0.55cm" fo:margin-left="1.8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886cm" fo:text-indent="-0.55cm" fo:margin-left="1.8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9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9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282cm" fo:margin-bottom="0.282cm" loext:contextual-spacing="false"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x="9.897cm" svg:y="-0.549cm" svg:width="2.429cm" svg:height="1.653cm" draw:z-index="1"><draw:image xlink:href="Pictures/100000000000014D000000F71EB27119.png" xlink:type="simple" xlink:show="embed" xlink:actuate="onLoad"/></draw:frame><draw:frame draw:style-name="Mfr2" draw:name="Figura2" text:anchor-type="char" svg:x="0.071cm" svg:y="-0.871cm" svg:width="4.907cm" svg:height="2.311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10-02T13:34:56.618000000</dc:date>
    <meta:print-date>2007-05-07T23:41:00</meta:print-date>
    <meta:editing-cycles>5</meta:editing-cycles>
    <meta:editing-duration>PT38M10S</meta:editing-duration>
    <meta:generator>LibreOffice/4.3.1.2$Windows_x86 LibreOffice_project/958349dc3b25111dbca392fbc281a05559ef6848</meta:generator>
    <meta:document-statistic meta:table-count="4" meta:image-count="2" meta:object-count="0" meta:page-count="2" meta:paragraph-count="55" meta:word-count="237" meta:character-count="1414" meta:non-whitespace-character-count="1228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